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libri"/>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style>
    <style:style style:name="P2" style:parent-style-name="Normal" style:family="paragraph">
      <style:paragraph-properties fo:text-align="justify"/>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Párrafodelista" style:list-style-name="LFO1" style:family="paragraph">
      <style:paragraph-properties fo:text-align="justify"/>
    </style:style>
    <style:style style:name="P9" style:parent-style-name="Párrafodelista" style:list-style-name="LFO1" style:family="paragraph">
      <style:paragraph-properties fo:text-align="justify"/>
    </style:style>
    <style:style style:name="P10" style:parent-style-name="Párrafodelista" style:list-style-name="LFO1" style:family="paragraph">
      <style:paragraph-properties fo:text-align="justify"/>
    </style:style>
    <style:style style:name="P11" style:parent-style-name="Párrafodelista" style:list-style-name="LFO1" style:family="paragraph">
      <style:paragraph-properties fo:text-align="justify"/>
    </style:style>
    <style:style style:name="P12" style:parent-style-name="Párrafodelista" style:list-style-name="LFO1" style:family="paragraph">
      <style:paragraph-properties fo:text-align="justify"/>
    </style:style>
    <style:style style:name="P13" style:parent-style-name="Párrafodelista" style:list-style-name="LFO1" style:family="paragraph">
      <style:paragraph-properties fo:text-align="justify"/>
    </style:style>
    <style:style style:name="P14" style:parent-style-name="Párrafodelista" style:list-style-name="LFO1" style:family="paragraph">
      <style:paragraph-properties fo:text-align="justify"/>
    </style:style>
    <style:style style:name="P15" style:parent-style-name="Párrafodelista" style:list-style-name="LFO1" style:family="paragraph">
      <style:paragraph-properties fo:text-align="justify"/>
    </style:style>
    <style:style style:name="P16" style:parent-style-name="Párrafodelista" style:list-style-name="LFO1" style:family="paragraph">
      <style:paragraph-properties fo:text-align="justify"/>
    </style:style>
    <style:style style:name="P17" style:parent-style-name="Párrafodelista" style:list-style-name="LFO1" style:family="paragraph">
      <style:paragraph-properties fo:text-align="justify"/>
    </style:style>
    <style:style style:name="P18" style:parent-style-name="Párrafodelista" style:list-style-name="LFO1" style:family="paragraph">
      <style:paragraph-properties fo:text-align="justify"/>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Párrafodelista" style:list-style-name="LFO1" style:family="paragraph">
      <style:paragraph-properties fo:text-align="justify"/>
    </style:style>
    <style:style style:name="P22" style:parent-style-name="Párrafodelista" style:list-style-name="LFO1" style:family="paragraph">
      <style:paragraph-properties fo:text-align="justify"/>
    </style:style>
    <style:style style:name="P23" style:parent-style-name="Párrafodelista" style:list-style-name="LFO1" style:family="paragraph">
      <style:paragraph-properties fo:text-align="justify"/>
    </style:style>
    <style:style style:name="P24" style:parent-style-name="Párrafodelista" style:list-style-name="LFO1" style:family="paragraph">
      <style:paragraph-properties fo:text-align="justify"/>
    </style:style>
    <style:style style:name="P25" style:parent-style-name="Párrafodelista" style:list-style-name="LFO1" style:family="paragraph">
      <style:paragraph-properties fo:text-align="justify"/>
    </style:style>
    <style:style style:name="P26" style:parent-style-name="Párrafodelista" style:list-style-name="LFO1" style:family="paragraph">
      <style:paragraph-properties fo:text-align="justify"/>
    </style:style>
    <style:style style:name="P27" style:parent-style-name="Párrafodelista" style:list-style-name="LFO1"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Párrafodelista" style:list-style-name="LFO1" style:family="paragraph">
      <style:paragraph-properties fo:text-align="justify"/>
    </style:style>
    <style:style style:name="P34" style:parent-style-name="Párrafodelista" style:list-style-name="LFO1" style:family="paragraph">
      <style:paragraph-properties fo:text-align="justify"/>
    </style:style>
    <style:style style:name="P35" style:parent-style-name="Párrafodelista" style:list-style-name="LFO1" style:family="paragraph">
      <style:paragraph-properties fo:text-align="justify"/>
    </style:style>
    <style:style style:name="P36" style:parent-style-name="Párrafodelista" style:list-style-name="LFO1" style:family="paragraph">
      <style:paragraph-properties fo:text-align="justify"/>
    </style:style>
    <style:style style:name="P37" style:parent-style-name="Normal" style:family="paragraph">
      <style:paragraph-properties fo:text-align="justify"/>
    </style:style>
    <style:style style:name="P38" style:parent-style-name="Párrafodelista" style:list-style-name="LFO1" style:family="paragraph">
      <style:paragraph-properties fo:text-align="justify"/>
    </style:style>
    <style:style style:name="P39" style:parent-style-name="Párrafodelista" style:list-style-name="LFO1" style:family="paragraph">
      <style:paragraph-properties fo:text-align="justify"/>
    </style:style>
    <style:style style:name="P40" style:parent-style-name="Párrafodelista" style:list-style-name="LFO1"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Párrafodelista" style:list-style-name="LFO1" style:family="paragraph">
      <style:paragraph-properties fo:text-align="justify"/>
    </style:style>
    <style:style style:name="P47" style:parent-style-name="Párrafodelista" style:list-style-name="LFO1" style:family="paragraph">
      <style:paragraph-properties fo:text-align="justify"/>
    </style:style>
    <style:style style:name="P48" style:parent-style-name="Párrafodelista" style:list-style-name="LFO1" style:family="paragraph">
      <style:paragraph-properties fo:text-align="justify"/>
    </style:style>
    <style:style style:name="P49" style:parent-style-name="Párrafodelista" style:list-style-name="LFO1" style:family="paragraph">
      <style:paragraph-properties fo:text-align="justify"/>
    </style:style>
    <style:style style:name="P50" style:parent-style-name="Normal" style:family="paragraph">
      <style:paragraph-properties fo:text-align="justify"/>
    </style:style>
    <style:style style:name="P51" style:parent-style-name="Normal" style:family="paragraph">
      <style:paragraph-properties fo:text-align="justify"/>
    </style:style>
    <style:style style:name="P52" style:parent-style-name="Párrafodelista" style:list-style-name="LFO1" style:family="paragraph">
      <style:paragraph-properties fo:text-align="justify"/>
    </style:style>
    <style:style style:name="P53" style:parent-style-name="Párrafodelista" style:list-style-name="LFO1" style:family="paragraph">
      <style:paragraph-properties fo:text-align="justify"/>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P58" style:parent-style-name="Normal" style:family="paragraph">
      <style:paragraph-properties fo:text-align="justify"/>
    </style:style>
    <style:style style:name="P59" style:parent-style-name="Normal" style:family="paragraph">
      <style:paragraph-properties fo:text-align="justify"/>
    </style:style>
    <style:style style:name="P60" style:parent-style-name="Normal" style:family="paragraph">
      <style:paragraph-properties fo:text-align="justify"/>
    </style:style>
    <style:style style:name="P61" style:parent-style-name="Normal" style:family="paragraph">
      <style:paragraph-properties fo:text-align="justify"/>
    </style:style>
    <style:style style:name="P62" style:parent-style-name="Normal" style:family="paragraph">
      <style:paragraph-properties fo:text-align="justify"/>
    </style:style>
    <style:style style:name="P63" style:parent-style-name="Normal" style:family="paragraph">
      <style:paragraph-properties fo:text-align="justify"/>
    </style:style>
    <style:style style:name="P64" style:parent-style-name="Normal" style:family="paragraph">
      <style:paragraph-properties fo:text-align="justify"/>
    </style:style>
    <style:style style:name="P65" style:parent-style-name="Normal" style:family="paragraph">
      <style:paragraph-properties fo:text-align="justify"/>
    </style:style>
    <style:style style:name="P66" style:parent-style-name="Normal" style:family="paragraph">
      <style:paragraph-properties fo:text-align="justify"/>
    </style:style>
    <style:style style:name="P67" style:parent-style-name="Normal" style:family="paragraph">
      <style:paragraph-properties fo:text-align="justify"/>
    </style:style>
    <style:style style:name="P68" style:parent-style-name="Normal" style:family="paragraph">
      <style:paragraph-properties fo:text-align="justify"/>
    </style:style>
    <style:style style:name="P69" style:parent-style-name="Normal" style:family="paragraph">
      <style:paragraph-properties fo:text-align="justify"/>
    </style:style>
    <style:style style:name="P70" style:parent-style-name="Normal" style:family="paragraph">
      <style:paragraph-properties fo:text-align="justify"/>
    </style:style>
    <style:style style:name="P71" style:parent-style-name="Normal" style:family="paragraph">
      <style:paragraph-properties fo:text-align="justify"/>
    </style:style>
    <style:style style:name="P72" style:parent-style-name="Normal" style:family="paragraph">
      <style:paragraph-properties fo:text-align="justify"/>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P75" style:parent-style-name="Normal" style:family="paragraph">
      <style:paragraph-properties fo:text-align="justify"/>
    </style:style>
    <style:style style:name="P76" style:parent-style-name="Normal" style:family="paragraph">
      <style:paragraph-properties fo:text-align="justify"/>
    </style:style>
    <style:style style:name="P77" style:parent-style-name="Normal" style:family="paragraph">
      <style:paragraph-properties fo:text-align="justify"/>
    </style:style>
    <style:style style:name="P78" style:parent-style-name="Normal" style:family="paragraph">
      <style:paragraph-properties fo:text-align="justify"/>
    </style:style>
    <style:style style:name="P79" style:parent-style-name="Normal" style:family="paragraph">
      <style:paragraph-properties fo:text-align="justify"/>
    </style:style>
    <style:style style:name="P80" style:parent-style-name="Normal" style:family="paragraph">
      <style:paragraph-properties fo:text-align="justify"/>
    </style:style>
    <style:style style:name="P81" style:parent-style-name="Normal" style:family="paragraph">
      <style:paragraph-properties fo:text-align="justify"/>
    </style:style>
    <style:style style:name="P82" style:parent-style-name="Normal" style:family="paragraph">
      <style:paragraph-properties fo:text-align="justify"/>
    </style:style>
    <style:style style:name="P83" style:parent-style-name="Normal" style:family="paragraph">
      <style:paragraph-properties fo:text-align="justify"/>
    </style:style>
    <style:style style:name="P84" style:parent-style-name="Normal" style:family="paragraph">
      <style:paragraph-properties fo:text-align="justify"/>
    </style:style>
    <style:style style:name="P85" style:parent-style-name="Normal" style:family="paragraph">
      <style:paragraph-properties fo:text-align="justify"/>
    </style:style>
    <style:style style:name="P86" style:parent-style-name="Normal" style:family="paragraph">
      <style:paragraph-properties fo:text-align="justify"/>
    </style:style>
    <style:style style:name="P87" style:parent-style-name="Normal" style:family="paragraph">
      <style:paragraph-properties fo:text-align="justify"/>
    </style:style>
    <style:style style:name="P88" style:parent-style-name="Normal" style:family="paragraph">
      <style:paragraph-properties fo:text-align="justify"/>
    </style:style>
    <style:style style:name="P89" style:parent-style-name="Normal" style:family="paragraph">
      <style:paragraph-properties fo:text-align="justify"/>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P92" style:parent-style-name="Normal" style:family="paragraph">
      <style:paragraph-properties fo:text-align="justify"/>
    </style:style>
    <style:style style:name="P93" style:parent-style-name="Normal" style:family="paragraph">
      <style:paragraph-properties fo:text-align="justify"/>
    </style:style>
    <style:style style:name="P94" style:parent-style-name="Normal" style:family="paragraph">
      <style:paragraph-properties fo:text-align="justify"/>
    </style:style>
    <style:style style:name="P95" style:parent-style-name="Normal" style:family="paragraph">
      <style:paragraph-properties fo:text-align="justify"/>
    </style:style>
    <style:style style:name="P96" style:parent-style-name="Normal" style:family="paragraph">
      <style:paragraph-properties fo:text-align="justify"/>
    </style:style>
    <style:style style:name="P97" style:parent-style-name="Normal" style:family="paragraph">
      <style:paragraph-properties fo:text-align="justify"/>
    </style:style>
    <style:style style:name="P98" style:parent-style-name="Normal" style:family="paragraph">
      <style:paragraph-properties fo:text-align="justify"/>
    </style:style>
    <style:style style:name="P99" style:parent-style-name="Normal" style:family="paragraph">
      <style:paragraph-properties fo:text-align="justify"/>
    </style:style>
    <style:style style:name="P100" style:parent-style-name="Normal" style:family="paragraph">
      <style:paragraph-properties fo:text-align="justify"/>
    </style:style>
    <style:style style:name="P101" style:parent-style-name="Normal" style:family="paragraph">
      <style:paragraph-properties fo:text-align="justify"/>
    </style:style>
    <style:style style:name="P102" style:parent-style-name="Normal" style:family="paragraph">
      <style:paragraph-properties fo:text-align="justify"/>
    </style:style>
    <style:style style:name="P103" style:parent-style-name="Normal" style:family="paragraph">
      <style:paragraph-properties fo:text-align="justify"/>
    </style:style>
    <style:style style:name="P104" style:parent-style-name="Normal" style:family="paragraph">
      <style:paragraph-properties fo:text-align="justify"/>
    </style:style>
    <style:style style:name="P105" style:parent-style-name="Normal" style:family="paragraph">
      <style:paragraph-properties fo:text-align="justify"/>
    </style:style>
    <style:style style:name="P106" style:parent-style-name="Normal" style:family="paragraph">
      <style:paragraph-properties fo:text-align="justify"/>
    </style:style>
    <style:style style:name="P107" style:parent-style-name="Normal" style:family="paragraph">
      <style:paragraph-properties fo:text-align="justify"/>
    </style:style>
    <style:style style:name="P108" style:parent-style-name="Normal" style:family="paragraph">
      <style:paragraph-properties fo:text-align="justify"/>
    </style:style>
    <style:style style:name="P109" style:parent-style-name="Normal" style:family="paragraph">
      <style:paragraph-properties fo:text-align="justify"/>
    </style:style>
    <style:style style:name="P110" style:parent-style-name="Normal" style:family="paragraph">
      <style:paragraph-properties fo:text-align="justify"/>
    </style:style>
    <style:style style:name="P111" style:parent-style-name="Normal" style:family="paragraph">
      <style:paragraph-properties fo:text-align="justify"/>
    </style:style>
    <style:style style:name="P112" style:parent-style-name="Normal" style:family="paragraph">
      <style:paragraph-properties fo:text-align="justify"/>
    </style:style>
    <style:style style:name="P113" style:parent-style-name="Normal" style:family="paragraph">
      <style:paragraph-properties fo:text-align="justify"/>
    </style:style>
    <style:style style:name="P114" style:parent-style-name="Normal" style:family="paragraph">
      <style:paragraph-properties fo:text-align="justify"/>
    </style:style>
    <style:style style:name="P115" style:parent-style-name="Normal" style:family="paragraph">
      <style:paragraph-properties fo:text-align="justify"/>
    </style:style>
    <style:style style:name="P116" style:parent-style-name="Normal" style:family="paragraph">
      <style:paragraph-properties fo:text-align="justify"/>
    </style:style>
    <style:style style:name="P117" style:parent-style-name="Normal" style:family="paragraph">
      <style:paragraph-properties fo:text-align="justify"/>
    </style:style>
    <style:style style:name="P118" style:parent-style-name="Normal" style:family="paragraph">
      <style:paragraph-properties fo:text-align="justify"/>
    </style:style>
    <style:style style:name="P119" style:parent-style-name="Normal" style:family="paragraph">
      <style:paragraph-properties fo:text-align="justify"/>
    </style:style>
    <style:style style:name="P120" style:parent-style-name="Normal" style:family="paragraph">
      <style:paragraph-properties fo:text-align="justify"/>
    </style:style>
    <style:style style:name="P121" style:parent-style-name="Normal" style:family="paragraph">
      <style:paragraph-properties fo:text-align="justify"/>
    </style:style>
    <style:style style:name="P122" style:parent-style-name="Normal" style:family="paragraph">
      <style:paragraph-properties fo:text-align="justify"/>
    </style:style>
    <style:style style:name="P123" style:parent-style-name="Normal" style:family="paragraph">
      <style:paragraph-properties fo:text-align="justify"/>
    </style:style>
    <style:style style:name="P124" style:parent-style-name="Normal" style:family="paragraph">
      <style:paragraph-properties fo:text-align="justify"/>
    </style:style>
    <style:style style:name="P125" style:parent-style-name="Normal" style:family="paragraph">
      <style:paragraph-properties fo:text-align="justify"/>
    </style:style>
    <style:style style:name="P126" style:parent-style-name="Normal" style:family="paragraph">
      <style:paragraph-properties fo:text-align="justify"/>
    </style:style>
    <style:style style:name="P127" style:parent-style-name="Normal" style:family="paragraph">
      <style:paragraph-properties fo:text-align="justify"/>
    </style:style>
    <style:style style:name="P128" style:parent-style-name="Normal" style:family="paragraph">
      <style:paragraph-properties fo:text-align="justify"/>
    </style:style>
    <style:style style:name="P129" style:parent-style-name="Normal" style:family="paragraph">
      <style:paragraph-properties fo:text-align="justify"/>
    </style:style>
    <style:style style:name="P130" style:parent-style-name="Normal" style:family="paragraph">
      <style:paragraph-properties fo:text-align="justify"/>
    </style:style>
    <style:style style:name="P131" style:parent-style-name="Normal" style:family="paragraph">
      <style:paragraph-properties fo:text-align="justify"/>
    </style:style>
    <style:style style:name="P132" style:parent-style-name="Normal" style:family="paragraph">
      <style:paragraph-properties fo:text-align="justify"/>
    </style:style>
    <style:style style:name="P133" style:parent-style-name="Normal" style:family="paragraph">
      <style:paragraph-properties fo:text-align="justify"/>
    </style:style>
    <style:style style:name="P134" style:parent-style-name="Normal" style:family="paragraph">
      <style:paragraph-properties fo:text-align="justify"/>
    </style:style>
    <style:style style:name="P135" style:parent-style-name="Normal" style:family="paragraph">
      <style:paragraph-properties fo:text-align="justify"/>
    </style:style>
    <style:style style:name="P136" style:parent-style-name="Normal" style:family="paragraph">
      <style:paragraph-properties fo:text-align="justify"/>
    </style:style>
    <style:style style:name="P137" style:parent-style-name="Normal" style:family="paragraph">
      <style:paragraph-properties fo:text-align="justify"/>
    </style:style>
    <style:style style:name="P138" style:parent-style-name="Normal" style:family="paragraph">
      <style:paragraph-properties fo:text-align="justify"/>
    </style:style>
    <style:style style:name="P139" style:parent-style-name="Normal" style:family="paragraph">
      <style:paragraph-properties fo:text-align="justify"/>
    </style:style>
    <style:style style:name="P140" style:parent-style-name="Normal" style:family="paragraph">
      <style:paragraph-properties fo:text-align="justify"/>
    </style:style>
    <style:style style:name="P141" style:parent-style-name="Normal" style:family="paragraph">
      <style:paragraph-properties fo:text-align="justify"/>
    </style:style>
    <style:style style:name="P142" style:parent-style-name="Normal" style:family="paragraph">
      <style:paragraph-properties fo:text-align="justify"/>
    </style:style>
    <style:style style:name="P143" style:parent-style-name="Normal" style:family="paragraph">
      <style:paragraph-properties fo:text-align="justify"/>
    </style:style>
    <style:style style:name="P144" style:parent-style-name="Normal" style:family="paragraph">
      <style:paragraph-properties fo:text-align="justify"/>
    </style:style>
    <style:style style:name="P145" style:parent-style-name="Normal" style:family="paragraph">
      <style:paragraph-properties fo:text-align="justify"/>
    </style:style>
    <style:style style:name="P146" style:parent-style-name="Normal" style:family="paragraph">
      <style:paragraph-properties fo:text-align="justify"/>
    </style:style>
    <style:style style:name="P147" style:parent-style-name="Normal" style:family="paragraph">
      <style:paragraph-properties fo:text-align="justify"/>
    </style:style>
    <style:style style:name="P148" style:parent-style-name="Normal" style:family="paragraph">
      <style:paragraph-properties fo:text-align="justify"/>
    </style:style>
    <style:style style:name="P149" style:parent-style-name="Normal" style:family="paragraph">
      <style:paragraph-properties fo:text-align="justify"/>
    </style:style>
    <style:style style:name="P150" style:parent-style-name="Normal" style:family="paragraph">
      <style:paragraph-properties fo:text-align="justify"/>
    </style:style>
    <style:style style:name="P151" style:parent-style-name="Normal" style:family="paragraph">
      <style:paragraph-properties fo:text-align="justify"/>
    </style:style>
    <style:style style:name="P152" style:parent-style-name="Normal" style:family="paragraph">
      <style:paragraph-properties fo:text-align="justify"/>
    </style:style>
    <style:style style:name="P153" style:parent-style-name="Normal" style:family="paragraph">
      <style:paragraph-properties fo:text-align="justify"/>
    </style:style>
    <style:style style:name="P154" style:parent-style-name="Normal" style:family="paragraph">
      <style:paragraph-properties fo:text-align="justify"/>
    </style:style>
    <style:style style:name="P155" style:parent-style-name="Normal" style:family="paragraph">
      <style:paragraph-properties fo:text-align="justify"/>
    </style:style>
    <style:style style:name="P156" style:parent-style-name="Normal" style:family="paragraph">
      <style:paragraph-properties fo:text-align="justify"/>
    </style:style>
    <style:style style:name="P157" style:parent-style-name="Normal" style:family="paragraph">
      <style:paragraph-properties fo:text-align="justify"/>
    </style:style>
    <style:style style:name="P158" style:parent-style-name="Normal" style:family="paragraph">
      <style:paragraph-properties fo:text-align="justify"/>
    </style:style>
    <style:style style:name="P159" style:parent-style-name="Normal" style:family="paragraph">
      <style:paragraph-properties fo:text-align="justify"/>
    </style:style>
    <style:style style:name="P160" style:parent-style-name="Normal" style:family="paragraph">
      <style:paragraph-properties fo:text-align="justify"/>
    </style:style>
    <style:style style:name="P161" style:parent-style-name="Normal" style:family="paragraph">
      <style:paragraph-properties fo:text-align="justify"/>
    </style:style>
    <style:style style:name="P162" style:parent-style-name="Normal" style:family="paragraph">
      <style:paragraph-properties fo:text-align="justify"/>
    </style:style>
  </office:automatic-styles>
  <office:body>
    <office:text text:use-soft-page-breaks="true">
      <text:p text:style-name="P1">ESPECIFICACION FUNCIONAL</text:p>
      <text:p text:style-name="P2">1. DESCRIPCION DE LA PROBLEMATICA</text:p>
      <text:p text:style-name="P3">Los IDEs modernos se enfocan mucho en stack de tecnologias muy mainstream, como PHP, Node.js, dejando de lado lenguajes muy<text:s/>potentes como C/C++, Rust o Haskell, implementando un soporte bastante incompleto y deficiente. A continuación se describen las ventajas y desventajas de algunos de los entornos de desarrollo más conocidos:</text:p>
      <text:p text:style-name="P4"/>
      <text:p text:style-name="P5">Visual C++</text:p>
      <text:p text:style-name="P6">Desarrollado por Microsoft, Visual C++ es el estándar de facto para el desarrollo de aplicaciones Windows, siendo altamente utilizado en la industria. Desde la versión 7.0 el IDE está basado en la plataforma .NET, por lo que se comparte el mismo entorno para el desarrollo de aplicaciones usando otros lenguajes, como C#, Visual Basic, JavaScript, etc. Actualmente la versión 2015 posee una infinidad de complementos para extender las capacidades de desarrollo hacia pilas de tecnologías jamás penadas por Microsoft, desde Python hasta Node.js, pasando por aplicaciones Android y iOS.<text:s/></text:p>
      <text:p text:style-name="P7">Ventajas:</text:p>
      <text:list text:style-name="LFO1" text:continue-numbering="true">
        <text:list-item>
          <text:p text:style-name="P8">Interfaz de usuario muy bien diseñada. Es muy clara, y bien organizada. Es posible realizar búsquedas.</text:p>
        </text:list-item>
        <text:list-item>
          <text:p text:style-name="P9">Permite conectividad con bases de datos desde el mismo IDE.</text:p>
        </text:list-item>
        <text:list-item>
          <text:p text:style-name="P10">Permite conectividad con gestores de control de versiones desde el mismo IDE.</text:p>
        </text:list-item>
        <text:list-item>
          <text:p text:style-name="P11">Gestor de complementos integrado, permitiendo hacer búsquedas y calificaciones de cada uno de los complementos.</text:p>
        </text:list-item>
        <text:list-item>
          <text:p text:style-name="P12">Gestor de paquetes de desarrollo (librerías, toolkits, etc) para aplicaciones .NET. Se soporta en forma menor paquetes de C/C++.</text:p>
        </text:list-item>
        <text:list-item>
          <text:p text:style-name="P13">El editor de código fuente es muy cómodo. Soporta todas las características que se esperaría de un entorno de desarrollo moderno, como IntelliSense, autocompletación de código, coloreado de sintaxis, etc.</text:p>
        </text:list-item>
        <text:list-item>
          <text:p text:style-name="P14">Integración al 100% con el compilador de C/C++ de Microsoft, y herramientas relacionadas, como MFC. Incluye un editor de recursos de Windows, como diálogos, cadenas, íconos, cursores, bitmaps, etc.<text:s/></text:p>
        </text:list-item>
        <text:list-item>
          <text:p text:style-name="P15">Depurador excelente. Se pueden conocer absolutamente todos los valores de todos los objetos<text:s/>(siempre se encuentre en modo Debug), así como también modificar tales valores e incluso parchear en caliente el código. Incluye también todas las opciones esperables de depuración, tales como interrupciones, pausas, ejecución interior, etc.<text:s/></text:p>
        </text:list-item>
        <text:list-item>
          <text:p text:style-name="P16">Agrupa los proyectos en entidades llamadas “soluciones”. El IDE sólo puede trabajar con un una solución a la vez. Cada proyecto puede estar escrito en una tecnología diferente dentro de las soportadas oficialmente por Microsoft, por lo que se puede depurar aunque hayan dependencias entre proyectos implementados en distintas tecnologías.<text:s/></text:p>
        </text:list-item>
        <text:list-item>
          <text:p text:style-name="P17">Incluye un explorador de objetos, el cual permite explorar los símbolos disponibles (funciones, clases, etc) en los distintos proyectos de una solución, así como consultar su documentación respectiva.<text:s/></text:p>
        </text:list-item>
        <text:list-item>
          <text:p text:style-name="P18">Incluye soporte de cambio de nombre (refactor).<text:s/></text:p>
        </text:list-item>
      </text:list>
      <text:p text:style-name="P19"/>
      <text:p text:style-name="P20">Desventajas:</text:p>
      <text:list text:style-name="LFO1" text:continue-numbering="true">
        <text:list-item>
          <text:p text:style-name="P21">No soporta CMake de forma nativa, por lo que se vuelve tedioso agregar y modificar archivos. En este caso, su gestor de proyectos se queda corto, ya que sólo muestra una vista<text:s/>lógica, dejando la estructura física del proyecto para el explorador de Windows.<text:s/></text:p>
        </text:list-item>
        <text:list-item>
          <text:p text:style-name="P22">No permite personalizar el generador de clases, para, por ejemplo, agregar namespaces, o, especificar algún estilo de código. El código generado incluye el uso de pragmas no<text:s/>estándar.<text:s/></text:p>
        </text:list-item>
        <text:list-item>
          <text:p text:style-name="P23">No soporta al mismo nivel que el compilador nativo otros compiladores, y menos aún sus respectivos depuradores (por ejemplo, GCC/GDB o clang/lldb).</text:p>
        </text:list-item>
        <text:list-item>
          <text:p text:style-name="P24">Al estar implementado sobre la plataforma .NET, el entorno de desarrollo experimenta letargos bastante frecuentes luego algún tiempo de iniciado el IDE, inclusive en equipos con varios GigaBytes de RAM y 8 nucleos de CPU. El inicio es algo lento por este mismo motivo, aunque se puede acelerar iniciando un servicio de precarga de la máquina virtual .NET.</text:p>
        </text:list-item>
        <text:list-item>
          <text:p text:style-name="P25">Falta de herramientas RAD para C++ integradas, como auto generador de documentación (stubs), clases, estilos, extracción de interfaces, entre otros.<text:s/></text:p>
        </text:list-item>
        <text:list-item>
          <text:p text:style-name="P26">Sólo funciona en Windows.</text:p>
        </text:list-item>
        <text:list-item>
          <text:p text:style-name="P27">La integración con Git requiere de la instalación de paquetes de terceras partes (MSYS-Git).</text:p>
        </text:list-item>
      </text:list>
      <text:p text:style-name="P28"/>
      <text:p text:style-name="P29"/>
      <text:p text:style-name="P30">Qt Creator</text:p>
      <text:p text:style-name="P31">Qt es un framework de desarrollo de aplicaciones para C++, y cuenta con bindings para Python, C#, Julia, etc. Es multiplataforma, soportando las principales plataformas de escritorio y móviles, y Qt Creator es el entorno de desarrollo estándar para el desarrollo de este tipo de aplicaciones. <text:s/></text:p>
      <text:p text:style-name="P32">Ventajas:</text:p>
      <text:list text:style-name="LFO1" text:continue-numbering="true">
        <text:list-item>
          <text:p text:style-name="P33">Excelente herramienta para el desarrollo de aplicaciones Qt.</text:p>
        </text:list-item>
        <text:list-item>
          <text:p text:style-name="P34">Su coloreado de sintaxis incluye el estándar de la industria Doxygen.</text:p>
        </text:list-item>
        <text:list-item>
          <text:p text:style-name="P35">Integración nativa con Git, Subversion y Valgrind, entre otras.</text:p>
        </text:list-item>
        <text:list-item>
          <text:p text:style-name="P36">Soportado en sistemas Windows, Linux y Mac.</text:p>
        </text:list-item>
      </text:list>
      <text:p text:style-name="P37">Desventajas:</text:p>
      <text:soft-page-break/>
      <text:list text:style-name="LFO1" text:continue-numbering="true">
        <text:list-item>
          <text:p text:style-name="P38">Su soporte de CMake, al igual que Visual Studio, es deficiente. Es necesario recurrir a un explorador de archivos para agregar archivos. Se integra mejor con QMake que con CMake.</text:p>
        </text:list-item>
        <text:list-item>
          <text:p text:style-name="P39">Su<text:s/>depurador no es tan bueno como el de Visual Studio.<text:s/></text:p>
        </text:list-item>
        <text:list-item>
          <text:p text:style-name="P40">Su interfaz de usuario está totalmente orientada al workflow de Qt, por lo que resulta incómoda para otros tipos de desarrollo.<text:s/></text:p>
        </text:list-item>
      </text:list>
      <text:p text:style-name="P41"/>
      <text:p text:style-name="P42">Code::Blocks</text:p>
      <text:p text:style-name="P43">Proyecto de código abierto para proveer un entorno de desarrollo libre y gratuito, ofreciendo la misma experiencia en plataformas Mac, Windows y Linux. Soporta una multitud de compiladores, entre los que se encuentran GCC, Visual C++, clang, Borland C++, entre otros.<text:s/></text:p>
      <text:p text:style-name="P44"/>
      <text:p text:style-name="P45">Ventajas:</text:p>
      <text:list text:style-name="LFO1" text:continue-numbering="true">
        <text:list-item>
          <text:p text:style-name="P46">Soportado en plataformas Windows, Mac y Linux.</text:p>
        </text:list-item>
        <text:list-item>
          <text:p text:style-name="P47">Soporta como compiladores GCC, Visual C++, y clang.</text:p>
        </text:list-item>
        <text:list-item>
          <text:p text:style-name="P48">Incluye un editor de formularios para wxWidgets.</text:p>
        </text:list-item>
        <text:list-item>
          <text:p text:style-name="P49">Incluye plantillas para algunas librerías, como Ogre3D, Irrlicht, libSDL, etc.<text:s/></text:p>
        </text:list-item>
      </text:list>
      <text:p text:style-name="P50"/>
      <text:p text:style-name="P51">Desventajas:</text:p>
      <text:list text:style-name="LFO1" text:continue-numbering="true">
        <text:list-item>
          <text:p text:style-name="P52">No soporta correctamente CMake.</text:p>
        </text:list-item>
        <text:list-item>
          <text:p text:style-name="P53">No soporta<text:s/>directamente el uso de depuradores cuando se usan proyectos CMake.<text:s/></text:p>
        </text:list-item>
      </text:list>
      <text:p text:style-name="P54"/>
      <text:p text:style-name="P55">¿Por qué Cmake es importante?</text:p>
      <text:p text:style-name="P56">La tendencia de los proyectos en lenguajes C/C++ muestra que Cmake se esta convirtiendo en el Build-System defacto para el lenguaje C/C++, por lo que un<text:s/>soporte de primera categoria (first class citicen) es escencial</text:p>
      <text:p text:style-name="P57"/>
      <text:p text:style-name="P58">Propuesta de Solución</text:p>
      <text:p text:style-name="P59"/>
      <text:p text:style-name="P60">2. REQUERIMIENTOS</text:p>
      <text:p text:style-name="P61">1. Requerimientos no funcionales.</text:p>
      <text:p text:style-name="P62">Extensible y Ligero, que no desperdicie recursos internos en cosas absurdas, como track de usuarios, información de<text:s/>uso, actualizaciones automáticas no deseadas, etc.</text:p>
      <text:p text:style-name="P63"/>
      <text:p text:style-name="P64">2. Gestión de Workspaces.<text:s/></text:p>
      <text:p text:style-name="P65">La gestión de workspaces en la forma que el IDE permite que el usuario maneje el codigo fuente que comprende una solucion de software. Existen algunos gestores que muestran la estructura logica de la solucion (como es el caso de Visual Studio), o muestran directamente la estructura física de la solucion (KDevelop, Eclipse, etc), o ambas vistas en paralelo.</text:p>
      <text:p text:style-name="P66">La forma en que los workspaces se gestionan puede llegar a depender del sistema de construcción empleado. Se debe considerar que el sistema de construcción no solamente sirve para generar librerías y ejecutables, si no que para muchas otras tareas adicionales, como generación de documentación, etc.<text:tab/></text:p>
      <text:p text:style-name="P67">Se reconocen las siguientes formas de gestión de workspaces:</text:p>
      <text:p text:style-name="P68"/>
      <text:p text:style-name="P69">Gestión Nativa de Workspaces:</text:p>
      <text:p text:style-name="P70">Una forma nativa de gestion de workspaces es la que proporciona el IDE, usando sus propios medios, con el fin de orquestrar todo el proceso de construcción, generando todos los artefactos necesarios para el proyecto. Es necesaria cuando el Usuario no desea o no puede usar CMake.</text:p>
      <text:p text:style-name="P71"/>
      <text:p text:style-name="P72">Gestión Genérica</text:p>
      <text:p text:style-name="P73"><text:s/>Aun a día de hoy, existen muchos proyectos Open Source que usan makefiles para soportar sus procesos de desarrollo, por lo que sería útil proveer soporte para ellos tambien.</text:p>
      <text:p text:style-name="P74">Gestión Basada en CMake:</text:p>
      <text:p text:style-name="P75">Es obligatorio soportar CMake por las razones expuestas anteriormente, y asi mismo soportar otros tipos de proyectos, como Makefiles.</text:p>
      <text:p text:style-name="P76"/>
      <text:p text:style-name="P77">El entorno de desarrollo debe ser capaz de trabajar con un solo workspace a la vez, el cual soporte muchos proyectos.<text:s/></text:p>
      <text:p text:style-name="P78"/>
      <text:p text:style-name="P79">3. Soporte de muchos lenguajes de programación.</text:p>
      <text:p text:style-name="P80">Algunas veces es<text:s/>necesario implementar proyectos grandes usando distintas tecnologías. Para algunos proyectos de desarrollo en donde el alto rendimiento es el requisito más importante suele ser habitual implementar los componentes más críticos en lenguajes como Fortran o en C/C++, mientras que el uso y combinación de éstos en Python, por su facilidad de uso y prototipado. Para la integración de estos sistemas es mejor utilizar el mismo entorno de desarrollo para programar usando estos lenguajes tan distintos.<text:s/></text:p>
      <text:p text:style-name="P81">En Code::Blocks y en Eclipse, por ejemplo, suelen haber problemas de consistencia en sus interfaces de usuario al momento de usar tecnologías para estos ambientes de desarrollo. Por ejemplo, en Eclipse, se pueden ver algunas opciones de configuración de Java en proyectos Python, por ejemplo, o en<text:s/><text:soft-page-break/>Code::Blocks están disponibles las opciones de construcción de interfaces de wxWidets en proyectos Win32.<text:s/></text:p>
      <text:p text:style-name="P82">Es por esto que el nuestro entorno de desarrollo debe estar implementado de tal forma que exista una coherencia respecto<text:s/>a la tecnología de desarrollo usada en cada uno de los proyectos.<text:s/></text:p>
      <text:p text:style-name="P83"/>
      <text:p text:style-name="P84">4. Depuración.<text:s/></text:p>
      <text:p text:style-name="P85">El depurador (junto con el editor de código fuente) es uno de los aspectos más importantes de un entorno de desarrollo, debido a que una parte importante del tiempo empleado en tareas de construcción de software se pasa en la prueba del funcionamiento interno de las unidades <text:s/>de Software. El IDE debe tener un depurador similar al de Visual Studio, considerado por el presente documento como el de mejor calidad entre todos los otros entornos de desarrollo.<text:s/></text:p>
      <text:p text:style-name="P86">Este depurador se invoca cuando el IDE ejecuta un proceso en modo depuración, entrando en un estado en el que se muestra una interfaz de usuario, con las siguientes opciones:</text:p>
      <text:p text:style-name="P87">Iniciar, Pausar y Detener: Estas opciones controlan el proceso de depuración. Iniciar lanza el proceso de ejecución en modo depuración. Pausar suspende la ejecución del proceso y establece el IDE en el módulo de código correspondiente; en caso de que no se disponga del código fuente, se debe mostrar un<text:s/>des-ensamblado. Detener simplemente termina (mata) el proceso que fue iniciado en modo de depuración.<text:s/></text:p>
      <text:p text:style-name="P88">Las siguientes opciones sólo están disponibles cuando el IDE se encuentra en modo depuración, y el proceso actual en estado suspendido:</text:p>
      <text:p text:style-name="P89">Step Over, Step Into, Step Out: Cada una de ellas permite avanzar la ejecución del programa en un paso. Step Over avanza la ejeción en una línea. Step Into la avanza en el “interior” de esa línea si es una llamada a función, y Step Out avanza la ejecución hasta la línea siguiente a la que llamó al procedimiento actual. Todas estas opciones<text:s/></text:p>
      <text:p text:style-name="P90">Call Stack: La opción Call Stack muestra una pila de las llamadas que fueron producidas para llegar al punto de ejecución actual.<text:s/></text:p>
      <text:p text:style-name="P91">Locals: La opción Locals muestra todas las variables, y<text:s/>sus valores, que están disponibles en el momento. En el caso de las variables que no sean de tipo de dato básico, se debe permitir explorar su estructura interna, usando algún tipo de control jerárquico, como un TreeView/ListView combinado.<text:s/></text:p>
      <text:p text:style-name="P92">Watchs: Esta<text:s/>opción permite inspeccionar el valor de una variable, mostrándolo durante todo el tiempo, sin importar que esté fuera de contexto (y siempre que el objeto en donde esté soportado se muestre).<text:s/></text:p>
      <text:p text:style-name="P93">Para finalizar con esta sección, se debe considerar que el depurador debe ser capaz de ofrecer depuración cruzada entre distintas tecnologías durante la misma sesión de depuración.<text:s/></text:p>
      <text:p text:style-name="P94"/>
      <text:p text:style-name="P95">5. SmartCode</text:p>
      <text:p text:style-name="P96">Actualmente la mayoría de los entornos de desarrollo modernos utilizan la combinación de múltiples formas de ayuda para potenciar la productividad de los usuarios, tales como la autocompletación de<text:s/><text:soft-page-break/>código, sugerencias, coloreado de sintaxis, etc. Todas estas operaciones toman lugar en el editor de código.<text:s/></text:p>
      <text:p text:style-name="P97">A continuación se describen las funcionalidades:</text:p>
      <text:p text:style-name="P98"/>
      <text:p text:style-name="P99">Coloreado de Sintaxis:<text:s/></text:p>
      <text:p text:style-name="P100"/>
      <text:p text:style-name="P101"><text:tab/>Implementar una característica similar a Intellisense, que pueda mostrar una entidad de codigo, sus paramatros de entrada, de salida, así como su documentación (si está disponible)</text:p>
      <text:p text:style-name="P102"/>
      <text:p text:style-name="P103">Funcionalidades</text:p>
      <text:p text:style-name="P104">1. Interfaz de Usuario Modular y personalizable.<text:tab/></text:p>
      <text:p text:style-name="P105">El<text:s/>entorno de desarrollo es una aplicación de escritorio cuyo propósito principal es la edición de documentos.<text:s/></text:p>
      <text:p text:style-name="P106">Un documento es cualquier entidad con datos asociados que se modifique directamente por el usuario. Algunos ejemplos de esto son los codigos fuentes, modelos de bases de datos, paginas HTML, etc. Cada documento posee uno o más tipos de editores asociados, donde cada uno representa una vista distinta sobre el mismo documento (nota de implementación: un patrón apropiado es MVC en conjunto con un gestor<text:s/>de editores).<text:s/><text:tab/><text:tab/></text:p>
      <text:p text:style-name="P107">La disposición de los elementos en este tipo de interfaz de usuario es totalmente personalizable y persistente. Se trata de imitar un poco a Visual Studio en este sentido. La ventana principal del IDE se divide en 5 secciones: Center,<text:s/>Footer, Left Panel y Right Panel. Las ventadas de edición de documentos solo pueden estar contenidas dentro la sección principal, y ser desacopladas del IDE, ya que de esta forma se puede lograr mostrar multiples documentos en distintas partes del monitor,<text:s/>e incluso en monitores distintos. Eso abre la necesidad de que cada ventana de edición pueda poseer su propio layout, con sus propios controles internos.</text:p>
      <text:p text:style-name="P108">Al contrario que la sección principal, las secciones Footer, Left Panel y Right Panel pueden poseer Ventanas. Las Ventanas son Widgets que se encargan mostrar información, logs, estructuras jerarquicas, propiedades, etc, es decir, el resto de datos que no son documentos y que pueden estar relacionados tanto al IDE como a las propiedades del documento en sí.</text:p>
      <text:p text:style-name="P109">Así, se reconocen las siguientes ventanas de propiedades:</text:p>
      <text:p text:style-name="P110">Log del IDE. Enfocada a los desarrolladores del mismo IDE y a los desarrolladores de plugins, esta ventana muestra una descripción de todos las operaciones internas de cierto nivel en el IDE. Su<text:s/>utilidad radica en que permite a los desarrolladores determinar las acciones que acontecieron en caso de que ocurra un error, o para determinar cual es la causa real de algun error de logica en el IDE o en algun plugin.</text:p>
      <text:p text:style-name="P111">Salida. Muestra el resultado de la salida estandar del proceso actual en ejecución o depuración. En sistemas Windows se usará esta ventana versus la ventana de MSDOS que se suele mostrar para las Aplicaciones de Consola (caracteristica a definir)<text:tab/><text:tab/><text:tab/></text:p>
      <text:soft-page-break/>
      <text:p text:style-name="P112">Proyecto. La ventana de Proyecto muestra la estructura del proyecto actualmente abierto, asi como sus componentes, ejecutables, codigos fuentes, bibliotecas, versiones, archivos de interfaz de usuario, etc.<text:s/></text:p>
      <text:p text:style-name="P113"><text:tab/><text:tab/><text:tab/></text:p>
      <text:p text:style-name="P114"><text:tab/>2. Editor de Codigo Fuente Potente</text:p>
      <text:p text:style-name="P115"><text:tab/><text:tab/>El editor de codigo fuente debe ser capaz de proveer todas las funcionalidades minimas que se esperan durante las actividades de edición de codigo, ya que es el foco principal durante la fase de implementación. El editor de código fuente debe proveer la siguiente información:</text:p>
      <text:p text:style-name="P116"><text:tab/><text:tab/></text:p>
      <text:p text:style-name="P117"><text:tab/><text:tab/>1.1 Coloreado de Sintaxis. El coloreado de sintaxis permite identificar rapidamente las categorias de los elementos de codigo por medio de los colores que tengan los textos dentro de un codigo fuente, tales como clases, variables, etc. Esta caracteristica se puede cambiar a gusto del usuario.</text:p>
      <text:p text:style-name="P118"><text:tab/><text:tab/></text:p>
      <text:p text:style-name="P119"><text:tab/><text:tab/>1.2 Listado de elementos de código. Los elementos de codigo son todas las entidades que crea el programador mientras programa, estas son clases, metodos, variables, paquetes, etc.</text:p>
      <text:p text:style-name="P120"><text:tab/><text:tab/></text:p>
      <text:p text:style-name="P121"><text:tab/><text:tab/>1.3 Muestra de documentación del elemento actual<text:s/>de codigo, esto eso: nombre de la entidad, parametros de entrada, etc, y la muestra de la documentacion respectiva (si es que existe).</text:p>
      <text:p text:style-name="P122"><text:tab/><text:tab/></text:p>
      <text:p text:style-name="P123"><text:tab/><text:tab/>1.4 Configuracion de la tabulacion. Configura cuantos espacios se usan para tabular de forma automatica. Se overlapea con el estilo de codigo fuente.</text:p>
      <text:p text:style-name="P124"><text:tab/><text:tab/></text:p>
      <text:p text:style-name="P125"><text:tab/><text:tab/>1.5 Configuracion de estilo de codigo fuente. Configura de que estilo debe ser el codigo fuente que escribe el usuario. Estos estilos son unicos para cada lenguaje. Por ejemplo,<text:s/></text:p>
      <text:p text:style-name="P126"><text:tab/><text:tab/></text:p>
      <text:p text:style-name="P127"><text:tab/><text:tab/>1.6 Configuracion de la muestra de estos elementos. El usuario debe ser capaz de configurar cuales de todas estas configuraciones se aplican<text:s/></text:p>
      <text:p text:style-name="P128"><text:tab/><text:tab/></text:p>
      <text:p text:style-name="P129"><text:tab/><text:tab/>NOTA: [Existe cierto overlap con las capacidades de refactorizacion, por lo que le daremos una vuelta mas adelante]</text:p>
      <text:p text:style-name="P130"><text:tab/></text:p>
      <text:p text:style-name="P131">Arquitectura de Software.</text:p>
      <text:p text:style-name="P132"/>
      <text:p text:style-name="P133"><text:tab/>1. Core del IDE programado en C++17 y basado en Plugins.</text:p>
      <text:soft-page-break/>
      <text:p text:style-name="P134"><text:tab/><text:tab/>El Core del IDE es el núcleo que provee todas las funcionalidades básicas del entorno de desarrollo. Estas funcionalidades se resumen, pero no estan limitadas a:</text:p>
      <text:p text:style-name="P135"><text:tab/><text:tab/><text:tab/>- Gestión de Plugins.</text:p>
      <text:p text:style-name="P136"><text:tab/><text:tab/><text:tab/>-<text:s/>Facilidades para la Orquestración del proceso de construcción.</text:p>
      <text:p text:style-name="P137"><text:tab/><text:tab/><text:tab/>- Facilidades para el Manejo de los workspaces y de los proyectos.</text:p>
      <text:p text:style-name="P138"><text:tab/><text:tab/><text:tab/>- Facilidades para la depuración de ejecutables.</text:p>
      <text:p text:style-name="P139"><text:tab/><text:tab/><text:tab/></text:p>
      <text:p text:style-name="P140"><text:tab/><text:tab/>- C/C++ permite interoperar directamente con el sistema operativo<text:s/>y con otras pilas de tecnologias.<text:s/></text:p>
      <text:p text:style-name="P141"><text:tab/><text:tab/>- C/C++ permite tener un control absoluto sobre el manejo de memoria y de los recursos hardware, evitando de esta forma los retardos por garbage collection.</text:p>
      <text:p text:style-name="P142"><text:tab/><text:tab/></text:p>
      <text:p text:style-name="P143">2. Basado en Plugins.</text:p>
      <text:p text:style-name="P144">Los plugins permiten que se pueda extender la funcionalidad del IDE de forma casi totalmente flexible una vez lanzado al mercado.</text:p>
      <text:p text:style-name="P145">Las caracteriscias escenciales del IDE (como lenguajes, backends de depuradores, etc), podrían ser implementadas vía plugins "oficiales"</text:p>
      <text:p text:style-name="P146">El usuario puede ver una<text:s/>interfaz de usuario, llamada Gestor de Plugins. En el Gestor de Plugins, el usuario puede:</text:p>
      <text:p text:style-name="P147"><text:tab/><text:tab/><text:tab/>- Ver todos los plugins disponibles.</text:p>
      <text:p text:style-name="P148"><text:tab/><text:tab/><text:tab/>- Instalar o Desinstalar plugins.</text:p>
      <text:p text:style-name="P149"><text:tab/><text:tab/><text:tab/>- Consultar informacion sobre los plugins (estado y version).</text:p>
      <text:p text:style-name="P150"><text:tab/><text:tab/><text:tab/>- Manipular los plugins (iniciar, deneter, habilitar, deshabilitar).</text:p>
      <text:p text:style-name="P151"><text:tab/><text:tab/></text:p>
      <text:p text:style-name="P152"><text:tab/><text:tab/>Los plugins se pueden implementar en C++ siempre que se requieran condiciones precisas de rendimiento, para acceder a ciertos recursos del S.O, entre otras aplicaciones.</text:p>
      <text:p text:style-name="P153"><text:tab/><text:tab/></text:p>
      <text:p text:style-name="P154"><text:tab/><text:tab/>En el caso de los lenguajes<text:s/>de scripting, éstos se pueden usar para implementar lógica tediosa, como manipulacion de cadenas, generadores de proyectos/codigo, etc.</text:p>
      <text:p text:style-name="P155"><text:tab/><text:tab/>Los lenguajes considerados hasta el momento son:</text:p>
      <text:p text:style-name="P156"/>
      <text:p text:style-name="P157"><text:tab/><text:tab/><text:tab/>ChaiScript</text:p>
      <text:soft-page-break/>
      <text:p text:style-name="P158"><text:tab/><text:tab/><text:tab/>ChaiScript esta especialmente diseñado para integrarse a aplicaciones C++, aunque actualmente ChaiScript aun no dispone de ejecución en bytecode (aunque se encuentra en desarrollo por parte de los autores), por lo que en las primeras versiones</text:p>
      <text:p text:style-name="P159"><text:tab/><text:tab/><text:tab/></text:p>
      <text:p text:style-name="P160"><text:tab/><text:tab/><text:tab/>Lua</text:p>
      <text:p text:style-name="P161">Lua es bien conocido en la comunidad, ya que se usa<text:s/>en una gran cantidad de aplicaciones como lenguaje de scripting embedido. Dispone de ejecucion por interprete y por byte code, por lo que cumple muy bien con los requerimientos de rendimiento expuestos anteriormente.<text:s/></text:p>
      <text:p text:style-name="P162"><text:tab/><text:tab/><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language="es" fo:country="CL"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libri"/>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apablaza</meta:initial-creator>
    <dc:creator>fapablaza</dc:creator>
    <meta:creation-date>2017-01-07T14:22:00Z</meta:creation-date>
    <dc:date>2017-01-23T20:58:00Z</dc:date>
    <meta:template xlink:href="Normal.dotm" xlink:type="simple"/>
    <meta:editing-cycles>286</meta:editing-cycles>
    <meta:editing-duration>PT103140S</meta:editing-duration>
    <meta:document-statistic meta:page-count="9" meta:paragraph-count="36" meta:word-count="2711" meta:character-count="18132" meta:row-count="128" meta:non-whitespace-character-count="15457"/>
  </office:meta>
</office:document-meta>
</file>